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réseaux sociaux avec image</text:p>
      <text:p text:style-name="Standard"/>
      <text:p text:style-name="Standard"><text:s text:c="2"/>&lt;span&gt;</text:p>
      <text:p text:style-name="Standard"><text:s text:c="11"/>&lt;a href="https://www.linkedin.com/start/join?session_redirect=https%3A%2F%2Fwww.linkedin.com%2Fcompany%2Fshowroomprive-com&amp;source=ripf&amp;trk=login_reg_redirect"&gt;&lt;img src="https://1001freedownloads.s3.amazonaws.com/icon/thumb/344876/Active-LinkedIn-icon.png" width="50" alt="linkedin"/&gt;&lt;/a&gt;</text:p>
      <text:p text:style-name="Standard"><text:s text:c="11"/>&lt;a href="https://fr-fr.facebook.com/showroomprivecom/"&gt;&lt;img src="http://www.gradassi.fr/images/facebook_pink.png" width="50" alt="facebook"/&gt;&lt;/a&gt;</text:p>
      <text:p text:style-name="Standard"><text:s text:c="11"/>&lt;a href="https://www.instagram.com/showroomprive/"&gt;&lt;img src="https://thepinkrosebakerydotcom.files.wordpress.com/2016/01/instagram-logo-copy.png" <text:s text:c="2"/>width="50" alt="instagram"/&gt;&lt;/a&gt;</text:p>
      <text:p text:style-name="Standard"><text:s text:c="11"/>&lt;a href="https://twitter.com/showroomprivefr"&gt;&lt;img src="http://www.maddiemalone.net/attachments/Image/twitter-rose_3.png?template=generic" width="50" alt="twitter"/&gt;&lt;/a&gt;</text:p>
      <text:p text:style-name="Standard"><text:s text:c="6"/>&lt;/spa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cef essaadi</meta:initial-creator>
    <meta:creation-date>2017-03-28T13:36:27.14</meta:creation-date>
    <meta:document-statistic meta:table-count="0" meta:image-count="0" meta:object-count="0" meta:page-count="1" meta:paragraph-count="7" meta:word-count="27" meta:character-count="877"/>
    <dc:date>2017-03-28T13:37:16.99</dc:date>
    <dc:creator>moncef essaadi</dc:creator>
    <meta:editing-duration>PT50S</meta:editing-duration>
    <meta:editing-cycles>1</meta:editing-cycles>
    <meta:generator>OpenOffice/4.1.3$Win32 OpenOffice.org_project/413m1$Build-9783</meta:generator>
  </office:meta>
</office:document-meta>
</file>